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Book Basic" svg:font-family="'Gentium Book Basic'"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ntium Book Basic1" svg:font-family="'Gentium Book Basic'"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master-page-name="Standard">
      <style:paragraph-properties fo:margin-top="0in" fo:margin-bottom="0in" loext:contextual-spacing="false" fo:line-height="100%" style:page-number="1"/>
    </style:style>
    <style:style style:name="P3" style:family="paragraph" style:parent-style-name="Standard">
      <style:paragraph-properties fo:margin-left="0in" fo:margin-right="0in" fo:margin-top="0in" fo:margin-bottom="0in" loext:contextual-spacing="false" fo:line-height="100%" fo:text-indent="0.3752in" style:auto-text-indent="false"/>
    </style:style>
    <style:style style:name="P4" style:family="paragraph" style:parent-style-name="Standard">
      <style:paragraph-properties fo:margin-left="0in" fo:margin-right="0in" fo:margin-top="0in" fo:margin-bottom="0in" loext:contextual-spacing="false" fo:line-height="100%" fo:text-indent="0in" style:auto-text-indent="false"/>
    </style:style>
    <style:style style:name="P5" style:family="paragraph" style:parent-style-name="Heading_20_1">
      <style:paragraph-properties fo:margin-left="0in" fo:margin-right="0in" fo:margin-top="0.25in" fo:margin-bottom="0.0555in" loext:contextual-spacing="false" fo:line-height="100%" fo:text-indent="-0.0209in" style:auto-text-indent="false"/>
    </style:style>
    <style:style style:name="P6" style:family="paragraph" style:parent-style-name="Heading_20_1">
      <style:paragraph-properties fo:margin-top="0.25in" fo:margin-bottom="0.0555in" loext:contextual-spacing="false" fo:line-height="100%"/>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017 Nov. 20 presentation notes</text:span></text:p>
      <text:p text:style-name="P5"><text:bookmark text:name="_nrrjj0lqbl8d"/>Ezra — “Problem statement”</text:p>
      <text:p text:style-name="P3">All too often, people to have to scroll through complicated Web sites, or call lots of numbers from friend referalls to find a snow plowing professional to hire.</text:p>
      <text:p text:style-name="P6"><text:bookmark text:name="_m2jvjm6ies9q"/>Elliot — “Solution”</text:p>
      <text:p text:style-name="P1">To solve this challenge, we propose an on-demand snow plowing service app! This app allows people who want to hire snow plowing professionals to request service easily and efficiently.</text:p>
      <text:p text:style-name="P6"><text:bookmark text:name="_vza1jd708nub"/>Ezra — “User interviews”</text:p>
      <text:p text:style-name="P1">Multiple plow drivers we interviewed supported this proposal. They concluded that having an app like this would make <text:span text:style-name="T2">their</text:span> jobs easier and more efficient, too!</text:p>
      <text:p text:style-name="P6"><text:bookmark text:name="_gm1p30d5ymte"/>Elliot — “Details of app” (2 slides)</text:p>
      <text:p text:style-name="P1"><text:span text:style-name="T1">Slide 1</text:span>: The app would allow clients to schedule snow plowing service regularly based on conditions such as the day of the week and the snowfall, or to request it as soon as possible or at next snowfall.</text:p>
      <text:p text:style-name="P1"><text:span text:style-name="T1">Slide 2</text:span>: The app provides automatic regular payment service for clients, and automatic payouts for plowing professionals likewise. By providing a range of options for how clients can be billed for the service and how plowing professionals can be paid — per-plowing, monthly, or seasonally — this app can provide its users stress-free flexibility in their finances.</text:p>
      <text:p text:style-name="P6"><text:bookmark text:name="_k6q7efoe8vnl"/>Both — “Persona Example”</text:p>
      <text:p text:style-name="P1"><text:span text:style-name="T1">Ezra: </text:span>Elliot is a ski instructor and needs to get to their class at 6am. Instead of having to find a professional nearby through advertisements and business card handouts, or having to jump through hoops online to find a snow plowing professional, they can request for a driver, and then the app will automatically find the closest one available.</text:p>
      <text:p text:style-name="P1"><text:span text:style-name="T1">Elliot</text:span>: I wish it were easier to find a snow plowing professional to hire… it is so hard to find one by hand!</text:p>
      <text:p text:style-name="P1"><text:span text:style-name="T1">Ezra</text:span>: <text:span text:style-name="T2">(to Elliot) </text:span>Hey, Elliot! I have this great new app you can try out that should make that easier for you! It’s called AutoPlow.</text:p>
      <text:p text:style-name="P1"><text:span text:style-name="T1">Elliot</text:span>: Oh, yay! I’m so happy to hear it. Let me try out this cool interactive demo!</text:p>
      <text:p text:style-name="P4"><text:span text:style-name="T2">*unplug slide show, and switch to app demo — Elliot should already have it open in their comput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Book Basic" svg:font-family="'Gentium Book Basic'"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ntium Book Basic1" svg:font-family="'Gentium Book Basi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Gentium Book Basic" fo:font-size="14pt" fo:language="en" fo:country="US" fo:font-style="normal" style:text-underline-style="none" fo:font-weight="normal" style:letter-kerning="true" style:font-name-asian="Gentium Book Basic1" style:font-size-asian="14pt" style:language-asian="zh" style:country-asian="CN" style:font-style-asian="normal" style:font-weight-asian="normal" style:font-name-complex="Gentium Book Basic1" style:font-size-complex="14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3752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Gentium Book Basic" fo:font-size="14pt" fo:language="en" fo:country="US" fo:font-style="normal" style:text-underline-style="none" fo:font-weight="normal" style:letter-kerning="true" style:font-name-asian="Gentium Book Basic1" style:font-size-asian="14pt" style:language-asian="zh" style:country-asian="CN" style:font-style-asian="normal" style:font-weight-asian="normal" style:font-name-complex="Gentium Book Basic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5in" fo:margin-bottom="0.0555in" loext:contextual-spacing="false" fo:line-height="100%" fo:keep-together="always" fo:text-indent="-0.0209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text-properties fo:font-size="13pt" style:font-size-asian="13pt" style:font-size-complex="13pt"/>
    </style:style>
    <style:style style:name="Heading_20_4" style:display-name="Heading 4" style:family="paragraph" style:parent-style-name="normal" style:next-style-name="Standard" style:default-outline-level="" style:class="text">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text-align="center" style:justify-single-word="false" fo:keep-together="always" fo:keep-with-next="always"/>
      <style:text-properties style:font-name="Gentium Book Basic" fo:font-family="'Gentium Book Basic'" style:font-family-generic="roman" style:font-pitch="variable" fo:font-size="18pt" style:font-name-asian="Gentium Book Basic1" style:font-family-asian="'Gentium Book Basic'" style:font-family-generic-asian="system" style:font-pitch-asian="variable" style:font-size-asian="18pt" style:font-name-complex="Gentium Book Basic1" style:font-family-complex="'Gentium Book Basic'"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in" fo:margin-bottom="0.139in" loext:contextual-spacing="false" fo:line-height="100%" fo:text-align="center" style:justify-single-word="false" fo:keep-together="always" fo:keep-with-next="always"/>
      <style:text-properties style:font-name="Gentium Book Basic" fo:font-family="'Gentium Book Basic'" style:font-family-generic="roman" style:font-pitch="variable" fo:font-size="14pt" style:font-name-asian="Gentium Book Basic1" style:font-family-asian="'Gentium Book Basic'" style:font-family-generic-asian="system" style:font-pitch-asian="variable" style:font-size-asian="14pt" style:font-name-complex="Gentium Book Basic1" style:font-family-complex="'Gentium Book Basic'"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338" meta:character-count="2002" meta:non-whitespace-character-count="1671"/>
    <meta:generator>LibreOfficeDev/5.1.0.3$Linux_X86_64 LibreOffice_project/</meta:generator>
  </office:meta>
</office:document-meta>
</file>